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ULTIVENTAS EL CRIADOR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60119164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5312348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ASQUEZ AMASIFUEN ORFIT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322863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53123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1/07/2021</text:p>
          </table:table-cell>
          <table:table-cell table:style-name="Tabla2.A3" office:value-type="string">
            <text:p text:style-name="P16">108396</text:p>
          </table:table-cell>
          <table:table-cell table:style-name="Tabla2.D3" office:value-type="string">
            <text:p text:style-name="P17">11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3:39:4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